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2"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ize="6pt" fo:font-style="italic" fo:font-weight="normal" style:font-size-asian="5.25pt" style:font-style-asian="italic" style:font-weight-asian="normal" style:font-size-complex="6pt" style:font-style-complex="italic" style:font-weight-complex="normal"/>
    </style:style>
    <style:style style:name="P7" style:family="paragraph" style:parent-style-name="Standard">
      <style:text-properties fo:font-size="6pt" fo:font-weight="normal" style:font-size-asian="5.25pt" style:font-weight-asian="normal" style:font-size-complex="6pt" style:font-weight-complex="normal"/>
    </style:style>
    <style:style style:name="P8" style:family="paragraph" style:parent-style-name="Standard">
      <style:paragraph-properties fo:text-align="center" style:justify-single-word="false"/>
    </style:style>
    <style:style style:name="T1" style:family="text">
      <style:text-properties style:font-name="Cantarell"/>
    </style:style>
    <style:style style:name="T2" style:family="text">
      <style:text-properties style:font-name="Cantarell" fo:font-weight="bold" style:font-weight-asian="bold" style:font-weight-complex="bold"/>
    </style:style>
    <style:style style:name="T3" style:family="text">
      <style:text-properties style:font-name="Cantarell" fo:font-weight="normal" style:font-weight-asian="normal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Note on Abccom and prototype software</text:span></text:p>
      <text:p text:style-name="Standard"><text:span text:style-name="T2"/></text:p>
      <text:p text:style-name="P5"><text:span text:style-name="T1">ABCCOM functionality :</text:span></text:p>
      <text:p text:style-name="P6"><text:span text:style-name="T1"/></text:p>
      <text:list xml:id="list1227938720" text:style-name="L1">
        <text:list-item>
          <text:p text:style-name="P4"><text:span text:style-name="T3">Abccom takes commands from TELESET and forward commands to particular sub-system.</text:span></text:p>
        </text:list-item>
        <text:list-item>
          <text:p text:style-name="P2"><text:span text:style-name="T1">Abccom open individual thread for each sub-system.</text:span></text:p>
        </text:list-item>
        <text:list-item>
          <text:p text:style-name="P2"><text:span text:style-name="T1">Decoding of all high level command is done by Abccom.</text:span></text:p>
        </text:list-item>
        <text:list-item>
          <text:p text:style-name="P2"><text:span text:style-name="T1">Control bytes (Hex codes) for controlling and monitoring of Antenna base sub-system is generated by Abccom software.</text:span></text:p>
        </text:list-item>
        <text:list-item>
          <text:p text:style-name="P2"><text:span text:style-name="T1">Every 30 sec track command for servo system is generated by Abccom software.</text:span></text:p>
        </text:list-item>
      </text:list>
      <text:p text:style-name="P1"><text:span text:style-name="T1"/></text:p>
      <text:p text:style-name="P5"><text:span text:style-name="T1">Prototype software to communicate with New MCM using TCP/IP protocol :</text:span></text:p>
      <text:p text:style-name="P7"><text:span text:style-name="T1"/></text:p>
      <text:list xml:id="list142213646" text:style-name="L2">
        <text:list-item>
          <text:p text:style-name="P3"><text:span text:style-name="T1">We developed and successfully tested prototype server-client TCP/IP program which can be used to communicate between PC and New MCM over Ethernet.</text:span></text:p>
        </text:list-item>
        <text:list-item>
          <text:p text:style-name="P3"><text:span text:style-name="T1">We have used structure to send command/Response to and from PC and MCM.</text:span></text:p>
        </text:list-item>
        <text:list-item>
          <text:p text:style-name="P3"><text:span text:style-name="T1">Below is the structures used for command and response. </text:span></text:p>
          <text:p text:style-name="P3"><text:span text:style-name="T1"/></text:p>
        </text:list-item>
      </text:list>
      <text:p text:style-name="P1"><text:span text:style-name="T1">/**** Command structure *****/</text:span></text:p>
      <text:p text:style-name="P1"><text:span text:style-name="T1">typedef struct </text:span></text:p>
      <text:p text:style-name="P1"><text:span text:style-name="T1">{ <text:s/></text:span></text:p>
      <text:p text:style-name="P1"><text:span text:style-name="T1"><text:s text:c="2"/>int seq;</text:span></text:p>
      <text:p text:style-name="P1"><text:span text:style-name="T1"><text:s text:c="2"/>char timestamp[64];</text:span></text:p>
      <text:p text:style-name="P1"><text:span text:style-name="T1"><text:s text:c="2"/>char system_name[16];</text:span></text:p>
      <text:p text:style-name="P1"><text:span text:style-name="T1"><text:s text:c="2"/>char op_name[16];</text:span></text:p>
      <text:p text:style-name="P1"><text:span text:style-name="T1"><text:s text:c="2"/>short int number_param;</text:span></text:p>
      <text:p text:style-name="P1"><text:span text:style-name="T1"><text:s text:c="2"/>char parameter_name[32][16];</text:span></text:p>
      <text:p text:style-name="P1"><text:span text:style-name="T1"><text:s text:c="2"/>char Argument_Ch1[32][16];</text:span></text:p>
      <text:p text:style-name="P1"><text:span text:style-name="T1"><text:s text:c="2"/>char Argument_Ch2[32][16];</text:span></text:p>
      <text:p text:style-name="P1"><text:span text:style-name="T1"><text:s/>} cmd;</text:span></text:p>
      <text:p text:style-name="P1"><text:span text:style-name="T1">/***** Response structure *******/</text:span></text:p>
      <text:p text:style-name="P1"><text:span text:style-name="T1">typedef struct</text:span></text:p>
      <text:p text:style-name="P1"><text:span text:style-name="T1">{</text:span></text:p>
      <text:p text:style-name="P1"><text:span text:style-name="T1"><text:s text:c="2"/>int response_type;</text:span></text:p>
      <text:p text:style-name="P1"><text:span text:style-name="T1"><text:s/>int seq;</text:span></text:p>
      <text:p text:style-name="P1"><text:span text:style-name="T1"><text:s/>char timestamp[64];</text:span></text:p>
      <text:p text:style-name="P1"><text:span text:style-name="T1"><text:s/>char system_name[16];</text:span></text:p>
      <text:p text:style-name="P1"><text:span text:style-name="T1"><text:s/>char Mon_raw[64][8];</text:span></text:p>
      <text:p text:style-name="P1"><text:span text:style-name="T1"><text:s/>char Mon_sum[32][64]; <text:s text:c="2"/></text:span></text:p>
      <text:p text:style-name="P1"><text:span text:style-name="T1"><text:s/>short int num_resp_msg;</text:span></text:p>
      <text:p text:style-name="P1"><text:span text:style-name="T1"><text:s/>char response_message[32][64]; <text:s/></text:span></text:p>
      <text:p text:style-name="P1"><text:span text:style-name="T1">} resp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3-01-14T13:07:46</meta:creation-date>
    <dc:date>2013-01-14T14:21:05</dc:date>
    <dc:creator>teleset </dc:creator>
    <meta:editing-duration>PT1H13M19S</meta:editing-duration>
    <meta:editing-cycles>9</meta:editing-cycles>
    <meta:generator>LibreOffice/3.4$Linux LibreOffice_project/340m1$Build-602</meta:generator>
    <meta:document-statistic meta:table-count="0" meta:image-count="0" meta:object-count="0" meta:page-count="1" meta:paragraph-count="35" meta:word-count="197" meta:character-count="1301" meta:non-whitespace-character-count="1127"/>
  </office:meta>
</office:document-meta>
</file>